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4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4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4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7708in" fo:margin-left="0.2396in" table:align="left" style:writing-mode="lr-tb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2.875in"/>
    </style:style>
    <style:style style:name="Table2.D" style:family="table-column">
      <style:table-column-properties style:column-width="1.0833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text-properties style:font-name="Arial" style:font-name-complex="Arial"/>
    </style:style>
    <style:style style:name="P7" style:family="paragraph" style:parent-style-name="Standard">
      <style:paragraph-properties fo:keep-together="always"/>
      <style:text-properties style:font-name="Arial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fo:font-style="normal" style:font-size-asian="18pt" style:font-style-asian="normal" style:font-name-complex="Arial" style:font-style-complex="italic"/>
    </style:style>
    <style:style style:name="P9" style:family="paragraph" style:parent-style-name="Standard">
      <style:paragraph-properties fo:keep-together="always"/>
    </style:style>
    <style:style style:name="P10" style:family="paragraph" style:parent-style-name="Standard">
      <style:paragraph-properties fo:keep-together="always"/>
      <style:text-properties style:font-name="Courier New" fo:font-size="10pt" style:font-size-asian="10pt" style:font-name-complex="Courier New"/>
    </style:style>
    <style:style style:name="P11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2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13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14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break-before="page"/>
      <style:text-properties style:font-name="Arial" style:font-name-complex="Arial"/>
    </style:style>
    <style:style style:name="P17" style:family="paragraph" style:parent-style-name="Contents_20_1">
      <style:paragraph-properties fo:text-align="center" style:justify-single-word="false" fo:break-before="page">
        <style:tab-stops>
          <style:tab-stop style:position="6.8929in" style:type="right" style:leader-style="dotted" style:leader-text="."/>
        </style:tab-stops>
      </style:paragraph-properties>
      <style:text-properties style:font-name="Arial" fo:font-size="18pt" fo:font-style="normal" style:font-size-asian="18pt" style:font-style-asian="normal" style:font-name-complex="Arial" style:font-style-complex="italic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style:font-name="Arial" style:font-name-complex="Courier New"/>
    </style:style>
    <style:style style:name="P21" style:family="paragraph" style:parent-style-name="Text_20_body">
      <style:paragraph-properties fo:margin-left="0in" fo:margin-right="0in" fo:text-indent="0in" style:auto-text-indent="false"/>
      <style:text-properties style:font-name="Arial" style:font-name-complex="Arial"/>
    </style:style>
    <style:style style:name="P22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Courier New" fo:font-size="9pt" style:font-size-asian="9pt" style:font-name-complex="Courier New" style:font-size-complex="9pt"/>
    </style:style>
    <style:style style:name="P23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style:font-name-complex="Courier New"/>
    </style:style>
    <style:style style:name="P24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25" style:family="paragraph" style:parent-style-name="Normal_20__28_Web_29_">
      <style:paragraph-properties fo:margin-top="0in" fo:margin-bottom="0in"/>
    </style:style>
    <style:style style:name="P26" style:family="paragraph" style:parent-style-name="Normal_20__28_Web_29_">
      <style:paragraph-properties fo:margin-top="0in" fo:margin-bottom="0in"/>
      <style:text-properties style:font-name="Arial" style:font-name-complex="Arial" style:font-size-complex="10pt"/>
    </style:style>
    <style:style style:name="P27" style:family="paragraph" style:parent-style-name="Normal_20__28_Web_29_">
      <style:paragraph-properties fo:margin-top="0in" fo:margin-bottom="0in"/>
      <style:text-properties style:font-name="Arial" fo:background-color="#ffff00" style:font-name-complex="Arial" style:font-size-complex="10pt"/>
    </style:style>
    <style:style style:name="P28" style:family="paragraph" style:parent-style-name="Normal_20__28_Web_29_">
      <style:paragraph-properties fo:margin-top="0in" fo:margin-bottom="0in"/>
      <style:text-properties style:font-name="Courier New" fo:font-size="9pt" style:font-size-asian="9pt" style:font-name-complex="Courier New" style:font-size-complex="9pt"/>
    </style:style>
    <style:style style:name="P29" style:family="paragraph" style:parent-style-name="Table_20_-_20_Col._20_Head">
      <style:paragraph-properties style:snap-to-layout-grid="false"/>
    </style:style>
    <style:style style:name="P30" style:family="paragraph" style:parent-style-name="Table_20_-_20_Text">
      <style:paragraph-properties style:snap-to-layout-grid="false"/>
    </style:style>
    <style:style style:name="P31" style:family="paragraph" style:parent-style-name="Table_20_-_20_Text">
      <style:paragraph-properties fo:text-align="center" style:justify-single-word="false" style:snap-to-layout-grid="false"/>
    </style:style>
    <style:style style:name="P3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4" style:family="paragraph" style:parent-style-name="Default_20_Text">
      <style:paragraph-properties fo:text-align="center" style:justify-single-word="false"/>
      <style:text-properties style:font-name="Times"/>
    </style:style>
    <style:style style:name="P35" style:family="paragraph" style:parent-style-name="Default_20_Text">
      <style:text-properties style:font-name="Arial" style:font-name-complex="Arial"/>
    </style:style>
    <style:style style:name="P36" style:family="paragraph" style:parent-style-name="Normal_20__28_Web_29_">
      <style:text-properties style:font-name="Arial" style:font-name-complex="Arial"/>
    </style:style>
    <style:style style:name="P37" style:family="paragraph" style:parent-style-name="Normal_20__28_Web_29_">
      <style:text-properties style:font-name="Arial" style:font-name-complex="Arial" style:font-size-complex="10pt"/>
    </style:style>
    <style:style style:name="P38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39" style:family="paragraph" style:parent-style-name="Standard" style:master-page-name="First_20_Page">
      <style:paragraph-properties style:page-number="auto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text-properties style:font-name-complex="Arial"/>
    </style:style>
    <style:style style:name="P43" style:family="paragraph" style:parent-style-name="Normal_20__28_Web_29_" style:list-style-name="WW8Num1">
      <style:text-properties style:font-name="Arial" style:font-name-complex="Arial" style:font-size-complex="10pt"/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3" style:family="text">
      <style:text-properties style:font-name="Arial" fo:font-size="9pt" fo:letter-spacing="-0.0016in" style:font-size-asian="9pt" style:font-name-complex="Arial" style:font-size-complex="9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font-name-complex="Arial" style:font-size-complex="10pt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Times New Roman" style:font-name-asian="Times New Roman" style:font-name-complex="Times New Roman" style:font-weight-complex="bold"/>
    </style:style>
    <style:style style:name="T9" style:family="text">
      <style:text-properties style:font-name="Times New Roman" style:font-weight-complex="bold"/>
    </style:style>
    <style:style style:name="T10" style:family="text">
      <style:text-properties fo:font-size="14pt" style:font-size-asian="14pt"/>
    </style:style>
    <style:style style:name="T11" style:family="text">
      <style:text-properties style:font-name="Courier New" fo:font-size="10pt" style:font-size-asian="10pt" style:font-name-complex="Courier New"/>
    </style:style>
    <style:style style:name="T12" style:family="text">
      <style:text-properties style:font-name="Courier New" fo:font-size="10pt" fo:font-weight="bold" style:font-size-asian="10pt" style:font-weight-asian="bold" style:font-name-complex="Courier New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Standard"/>
      <text:p text:style-name="Standard"/>
      <text:p text:style-name="Standard"/>
      <text:p text:style-name="P19"><text:user-defined text:name="Title">HCS08 Mini Bootloader</text:user-defined></text:p>
      <text:p text:style-name="P19">Software Design Document</text:p>
      <text:p text:style-name="Text_20_body"/>
      <text:p text:style-name="P24"/>
      <text:p text:style-name="Standard"/>
      <text:p text:style-name="Standard"/>
      <text:p text:style-name="P5"/>
      <text:p text:style-name="P5">Project # : Not applicable</text:p>
      <text:p text:style-name="P5">P/N: Not Applicable</text:p>
      <text:p text:style-name="P4"><text:span text:style-name="T10">Rev </text:span><text:span text:style-name="T10"><text:user-defined text:name="Revision">0.2</text:user-defined></text:span></text:p>
      <text:p text:style-name="Standard"/>
      <text:p text:style-name="Standard"/>
      <text:p text:style-name="Standard"/>
      <text:p text:style-name="Standard"/>
      <text:p text:style-name="P38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40"/>
      <text:p text:style-name="P40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40"/>
      <text:p text:style-name="P40">You should have received a copy of the GNU General Public License along with this program. <text:s/>If not, see &lt;http://www.gnu.org/licenses/&gt;.</text:p>
      <text:p text:style-name="Standard"/>
      <text:p text:style-name="Standard"/>
      <text:p text:style-name="P3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12"/>
          </table:table-cell>
          <table:table-cell table:style-name="Table1.B1" office:value-type="string">
            <text:p text:style-name="P13">PREPARED:</text:p>
          </table:table-cell>
          <table:table-cell table:style-name="Table1.B1" office:value-type="string">
            <text:p text:style-name="P13">APPROVAL:</text:p>
            <text:p text:style-name="P14">LEAD ENGINEER</text:p>
          </table:table-cell>
          <table:table-cell table:style-name="Table1.D1" office:value-type="string">
            <text:p text:style-name="P13">APPROVAL:</text:p>
            <text:p text:style-name="P14">ENGINEERING MANAGER</text:p>
          </table:table-cell>
        </table:table-row>
        <table:table-row table:style-name="Table1.1">
          <table:table-cell table:style-name="Table1.A2" office:value-type="string">
            <text:p text:style-name="P11"><text:span text:style-name="T3"><text:s/></text:span><text:span text:style-name="T2">NAME</text:span></text:p>
          </table:table-cell>
          <table:table-cell table:style-name="Table1.B2" office:value-type="string">
            <text:p text:style-name="P12">Hugh Spahr</text:p>
          </table:table-cell>
          <table:table-cell table:style-name="Table1.B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1"><text:span text:style-name="T3"><text:s/></text:span><text:span text:style-name="T2">SIGNED</text:span>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 table:style-name="Table1.1">
          <table:table-cell table:style-name="Table1.A4" office:value-type="string">
            <text:p text:style-name="P11"><text:span text:style-name="T3"><text:s/></text:span><text:span text:style-name="T2">DATE</text:span></text:p>
          </table:table-cell>
          <table:table-cell table:style-name="Table1.B4" office:value-type="string">
            <text:p text:style-name="P12"/>
          </table:table-cell>
          <table:table-cell table:style-name="Table1.B4" office:value-type="string">
            <text:p text:style-name="P12"/>
          </table:table-cell>
          <table:table-cell table:style-name="Table1.D4" office:value-type="string">
            <text:p text:style-name="P12"/>
          </table:table-cell>
        </table:table-row>
      </table:table>
      <text:p text:style-name="Standard"/>
      <text:p text:style-name="Standard"/>
      <text:p text:style-name="P15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9">Version</text:p>
            </table:table-cell>
            <table:table-cell table:style-name="Table2.B1" office:value-type="string">
              <text:p text:style-name="P29">Primary Author(s)</text:p>
            </table:table-cell>
            <table:table-cell table:style-name="Table2.B1" office:value-type="string">
              <text:p text:style-name="P29">Description of Version</text:p>
            </table:table-cell>
            <table:table-cell table:style-name="Table2.D1" office:value-type="string">
              <text:p text:style-name="P29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31"><text:user-defined text:name="Revision">0.2</text:user-defined></text:p>
          </table:table-cell>
          <table:table-cell table:style-name="Table2.B2" office:value-type="string">
            <text:p text:style-name="P30">Hugh Spahr</text:p>
          </table:table-cell>
          <table:table-cell table:style-name="Table2.B2" office:value-type="string">
            <text:p text:style-name="P30">Initial version</text:p>
          </table:table-cell>
          <table:table-cell table:style-name="Table2.D2" office:value-type="string">
            <text:p text:style-name="P30">July 30, 2009</text:p>
          </table:table-cell>
        </table:table-row>
      </table:table>
      <text:p text:style-name="Standard"/>
      <text:p text:style-name="Standard"><text:s/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32">1Purpose<text:tab/>4</text:p>
          <text:p text:style-name="P32">2Product Overview<text:tab/>4</text:p>
          <text:p text:style-name="P32">3Applicable Documents<text:tab/>4</text:p>
          <text:p text:style-name="P32">4Terms, Definitions &amp; Acronyms<text:tab/>4</text:p>
          <text:p text:style-name="P32">5System Design Description Overview<text:tab/>4</text:p>
          <text:p text:style-name="P32">6Major File and Data Structures<text:tab/>5</text:p>
          <text:p text:style-name="P32">7Build Instructions<text:tab/>5</text:p>
          <text:p text:style-name="P32">8Message Protocol<text:tab/>5</text:p>
          <text:p text:style-name="P33">8.1Write program memory (Cmd 0x00)<text:tab/>5</text:p>
          <text:p text:style-name="P33">8.2Read program memory (Cmd 0x01)<text:tab/>6</text:p>
          <text:p text:style-name="P33">8.3Write EEPROM memory (Cmd 0x02)<text:tab/>6</text:p>
          <text:p text:style-name="P33">8.4Read EEPROM memory (Cmd 0x03)<text:tab/>6</text:p>
          <text:p text:style-name="P33">8.5Write Config Bits (Cmd 0x04)<text:tab/>6</text:p>
          <text:p text:style-name="P33">8.6Get boot version (Cmd 0x05)<text:tab/>6</text:p>
          <text:p text:style-name="P33">8.7Reboot (Cmd 0x80)<text:tab/>6</text:p>
          <text:p text:style-name="P32">9Required Application Changes<text:tab/>6</text:p>
          <text:p text:style-name="P32">Appendix<text:tab/>9</text:p>
        </text:index-body>
      </text:table-of-content>
      <text:p text:style-name="Standard"/>
      <text:p text:style-name="P8"/>
      <text:p text:style-name="P17"/>
      <text:h text:style-name="Heading_20_1" text:outline-level="1">Purpose</text:h>
      <text:p text:style-name="Normal_20__28_Web_29_"><text:span text:style-name="T5"><text:user-defined text:name="Project">HCS08 Mini Boot</text:user-defined></text:span><text:span text:style-name="T5"> provides boot loader functionality for the HCS08 family of Freescale microcontrollers. <text:s/>The main features include:</text:span></text:p>
      <text:list xml:id="list31401352" text:style-name="WW8Num1">
        <text:list-item>
          <text:p text:style-name="P43">Verifying the integrity of the application code before starting</text:p>
        </text:list-item>
        <text:list-item>
          <text:p text:style-name="P43">Providing a serial interface to allow reading and writing program memory</text:p>
        </text:list-item>
        <text:list-item>
          <text:p text:style-name="P43">Transmitting a boot version message if the application is corrupted</text:p>
        </text:list-item>
        <text:list-item>
          <text:p text:style-name="P43">Remap the interrupt vectors from boot area of flash to application</text:p>
        </text:list-item>
      </text:list>
      <text:h text:style-name="Heading_20_1" text:outline-level="1">Product Overview</text:h>
      <text:p text:style-name="P25"><text:span text:style-name="T5">When a product using </text:span><text:span text:style-name="T5"><text:user-defined text:name="Project">HCS08 Mini Boot</text:user-defined></text:span><text:span text:style-name="T5"> first boots, it verifies that the size of the application code is valid. <text:s/>If the size is valid, a CRC-8 is performed over the application code to insure the integrity of the application. <text:s/>If the CRC-8 matches the CRC-8 found at the end of the code, the application is started. <text:s/>If not, a boot version message is transmitted out the serial port, and boot command mode is entered. <text:s/>Boot command mode accepts read program memory, write program memory, transmit boot version, and reset commands.</text:span></text:p>
      <text:h text:style-name="Heading_20_1" text:outline-level="1">Applicable Documents</text:h>
      <text:p text:style-name="P35">None</text:p>
      <text:h text:style-name="Heading_20_1" text:outline-level="1">Terms, Definitions &amp; Acronyms</text:h>
      <text:p text:style-name="Default_20_Text"><text:span text:style-name="T7">SDD</text:span><text:span text:style-name="T4"><text:tab/>Software Design Document</text:span></text:p>
      <text:p text:style-name="Default_20_Text"><text:span text:style-name="T6">STX</text:span><text:span text:style-name="T4"><text:tab/>Start of transmission</text:span></text:p>
      <text:p text:style-name="Default_20_Text"><text:span text:style-name="T6">CRC</text:span><text:span text:style-name="T4"><text:tab/>Cyclic Redundancy Checksum</text:span></text:p>
      <text:p text:style-name="Default_20_Text"><text:span text:style-name="T6">HEC</text:span><text:span text:style-name="T4"><text:tab/>Header Error Correction</text:span></text:p>
      <text:p text:style-name="Default_20_Text"><text:span text:style-name="T6">ATM</text:span><text:span text:style-name="T4"><text:tab/>Asynchronous Transfer Mode</text:span></text:p>
      <text:h text:style-name="Heading_20_1" text:outline-level="1">System Design Description Overview</text:h>
      <text:p text:style-name="Standard"><text:span text:style-name="T4"><text:user-defined text:name="Project">HCS08 Mini Boot</text:user-defined></text:span><text:span text:style-name="T4"> uses a simple command/acknowledge protocol. <text:s/>All the intelligence and timeouts are included in the host application to keep the boot loader as simple as possible. <text:s/>If a command needs to be canceled a string of STX bytes can be sent to clear the current command. <text:s/>For example, the boot loader will wait indefinitely to receive all the bytes in a message. <text:s/>It is up to the host to recognize that a response has not been received, and to flush the command and retransmit it.</text:span></text:p>
      <text:p text:style-name="P16"/>
      <text:p text:style-name="P9"><text:span text:style-name="T4"><text:user-defined text:name="Project">HCS08 Mini Boot</text:user-defined></text:span><text:span text:style-name="T4"> requires the application to support the following memory map:</text:span></text:p>
      <text:p text:style-name="P7"/>
      <text:p text:style-name="P9"><text:span text:style-name="T11">------------------- <text:s text:c="2"/></text:span><text:span text:style-name="T12">Application</text:span><text:span text:style-name="T11"> (Start of flash to 0xfc00)</text:span></text:p>
      <text:p text:style-name="P10">| <text:s/>offset = 0x00 <text:s/>| <text:s text:c="2"/>Length of application (4 bytes)</text:p>
      <text:p text:style-name="P10">| <text:s/>offset = 0x04 <text:s/>| <text:s text:c="2"/>Remapped vector table (3 bytes per vector for jmp inst)</text:p>
      <text:p text:style-name="P10">| <text:s/>offset = 0x61 <text:s/>| <text:s text:c="2"/>Re-mapped reset vector (start of application address)</text:p>
      <text:p text:style-name="P10">| <text:s/>offset = 0x64 <text:s/>| <text:s text:c="2"/>Remaining application</text:p>
      <text:p text:style-name="P10">| <text:s text:c="5"/>... <text:s text:c="7"/>|</text:p>
      <text:p text:style-name="P10">|offset = appLen <text:s/>| <text:s text:c="2"/>App CRC (Start of flash + appLength)</text:p>
      <text:p text:style-name="P10">|offset = appLen+1| <text:s text:c="2"/>End marker (Start of flash + appLength + 1) 0xa5</text:p>
      <text:p text:style-name="P9"><text:span text:style-name="T11">------------------- <text:s text:c="2"/></text:span><text:span text:style-name="T12">Bootloader</text:span><text:span text:style-name="T11"> (0xfc00)</text:span></text:p>
      <text:p text:style-name="P10">| <text:s text:c="3"/>0xfc00 <text:s text:c="6"/>| <text:s text:c="2"/>Serial Number (Filled out by HexMerge.exe)</text:p>
      <text:p text:style-name="P10">| <text:s text:c="3"/>0xfc10 <text:s text:c="6"/>| <text:s text:c="2"/>Bootloader code</text:p>
      <text:p text:style-name="P10">| <text:s text:c="3"/>0xffc0 <text:s text:c="6"/>| <text:s text:c="2"/>Boot intrpt vectors, point to remapped vector table</text:p>
      <text:p text:style-name="P10">| <text:s text:c="3"/>0xfffe <text:s text:c="6"/>| <text:s text:c="2"/>Boot vector (goes boot start address)</text:p>
      <text:p text:style-name="P10">-------------------</text:p>
      <text:p text:style-name="P10"/>
      <text:p text:style-name="P6">Message integrity is guaranteed using a CRC-8. <text:s/>The generating polynomial is x^8+x^2+x+1 with an initial value of 0xff. <text:s/>This is the standard ATM CRC8 used as HEC. <text:s/>The CRC is only included to insure data integrity when needed.</text:p>
      <text:h text:style-name="Heading_20_1" text:outline-level="1">Major File and Data Structures</text:h>
      <text:p text:style-name="P26">There is only one file and it is HCS08MiniBoot.asm. <text:s/>It is commented exceedingly well, so why not take the time and look at that if you are interested.</text:p>
      <text:h text:style-name="Heading_20_1" text:outline-level="1">Build Instructions</text:h>
      <text:p text:style-name="P21">Build instructions are located in the subversion repository as build_notes.txt.</text:p>
      <text:h text:style-name="Heading_20_1" text:outline-level="1">Message Protocol</text:h>
      <text:h text:style-name="P42" text:outline-level="2">Write program memory (Cmd 0x00)</text:h>
      <text:p text:style-name="P37">Write 8 bytes of data to program memory.</text:p>
      <text:p text:style-name="P26"/>
      <text:p text:style-name="P26">Cmd: <text:s/>&lt;STX&gt;&lt;0x00&gt;&lt;ADDRU&gt;&lt;ADDRH&gt;&lt;ADDRL&gt;&lt;DATA[0..7]&gt;&lt;CRC8&gt;</text:p>
      <text:p text:style-name="P26">Resp: &lt;STX&gt;&lt;0x00&gt;&lt;ADDRU&gt;&lt;ADDRH&gt;&lt;ADDRL&gt;</text:p>
      <text:p text:style-name="P27"/>
      <text:p text:style-name="P26">Verify that address is below the boot loader (address 0xfc00). <text:s/>Verify the CRC8 is correct. <text:s/>If either error occurs, go back to looking for another command. <text:s/>If this write is on a 512 byte boundary, erase the flash memory first. <text:s/>Write the data to the flash memory. <text:s/>Send the response.</text:p>
      <text:p text:style-name="P26"/>
      <text:p text:style-name="P37">Note: <text:s/>All writes to flash must be 8 byte aligned. <text:s/>This is guaranteed by the host and not checked here.</text:p>
      <text:h text:style-name="P42" text:outline-level="2"><text:soft-page-break/>Read program memory (Cmd 0x01)</text:h>
      <text:p text:style-name="P37">Read 8 bytes of data from program memory.</text:p>
      <text:p text:style-name="P26"/>
      <text:p text:style-name="P26">Cmd: <text:s/>&lt;STX&gt;&lt;0x01&gt;&lt;ADDRU&gt;&lt;ADDRH&gt;&lt;ADDRL&gt;</text:p>
      <text:p text:style-name="P26">Resp: &lt;STX&gt;&lt;0x01&gt;&lt;ADDRU&gt;&lt;ADDRH&gt;&lt;ADDRL&gt;&lt;DATA[0..7]&gt;&lt;CRC8&gt;</text:p>
      <text:p text:style-name="P27"/>
      <text:p text:style-name="P37">Read the data from flash, calculate the CRC8 and put in response message. <text:s/>Send the response.</text:p>
      <text:h text:style-name="P42" text:outline-level="2">Write EEPROM memory (Cmd 0x02)</text:h>
      <text:p text:style-name="P26">This command is unimplemented in the Freescale Mini bootloader</text:p>
      <text:h text:style-name="P42" text:outline-level="2">Read EEPROM memory (Cmd 0x03)</text:h>
      <text:p text:style-name="P26">This command is unimplemented in the Freescale Mini bootloader</text:p>
      <text:h text:style-name="P42" text:outline-level="2">Write Config Bits (Cmd 0x04)</text:h>
      <text:p text:style-name="P26">This command is unimplemented in the Freescale parts</text:p>
      <text:h text:style-name="P42" text:outline-level="2">Get boot version (Cmd 0x05)</text:h>
      <text:p text:style-name="P37">Request the boot version. <text:s/>This command is used to verify that the host is connected to the target.</text:p>
      <text:p text:style-name="P26"/>
      <text:p text:style-name="P26">Cmd: <text:s/>&lt;STX&gt;&lt;0x05&gt;</text:p>
      <text:p text:style-name="P26">Resp: The string “Boot0.0\r”</text:p>
      <text:p text:style-name="P27"/>
      <text:p text:style-name="P26">Send the boot version string.</text:p>
      <text:h text:style-name="P42" text:outline-level="2">Reboot (Cmd 0x80)</text:h>
      <text:p text:style-name="P37">Reboot the target. <text:s/>If the application CRC is correct, no response is expected.</text:p>
      <text:p text:style-name="P26"/>
      <text:p text:style-name="P26">Cmd: <text:s/>&lt;STX&gt;&lt;0x80&gt;</text:p>
      <text:p text:style-name="P26">Resp: None</text:p>
      <text:h text:style-name="Heading_20_1" text:outline-level="1">Required Application Changes</text:h>
      <text:p text:style-name="P21">The following changes to the application are required. <text:s/>They allow debugging to occur transparently.</text:p>
      <text:p text:style-name="Normal_20__28_Web_29_"><text:span text:style-name="T4">Add bootload.app.asm, version.h, interrupt.h, and projintrpts.h to the application project file. <text:s/>These files can be found in the HCS08MiniBoo project build. <text:s/>At the beginning of the bootload.app.asm file, verify the ROMStart and RAMEnd addresses are correct for the processor. <text:s/>Change the Build Options for the compiler/assembler. <text:s/>Choose Edit-&gt;Standard Settings and add –DDEBUG=0 to command line arguments for both the compiler and </text:span><text:soft-page-break/><text:span text:style-name="T4">assembler. <text:s/>To debug the code, set these flags to 1 so that a monolithic bootload/application file is created.</text:span></text:p>
      <text:p text:style-name="P36">In the main C code file, include the following lines:</text:p>
      <text:p text:style-name="P28">#include "version.h"</text:p>
      <text:p text:style-name="P28">#define INTERRUPT_INSTANTIATE</text:p>
      <text:p text:style-name="P28">#include "interrupt.h"</text:p>
      <text:p text:style-name="P28"/>
      <text:p text:style-name="P21">Within the projintrpts.h file, define the interrupts that are used. <text:s/>The POPULATED_INTS bitfield defines can be found at the top of the interrupt.h file. <text:s/>For each interrupt define a prototype, and create a #define for the correct vector number. <text:s/>An example for the timer 1 overflow interrupt is contained in the example file. </text:p>
      <text:p text:style-name="P21">Change the version.h file to contain the current version of the software. <text:s/>In the interrupt.h file, change the location of the appStart table to the address at the beginning of ROM. <text:s/>In the project.prm file, change the start of ROM to start of ROM + 0x70. <text:s/>This reserves the 0x70 bytes for size of the application and the application vector table. </text:p>
      <text:p text:style-name="P20">The last piece of code is to look for the ‘Z’ character to go back to boot the boot loader. <text:s/>Add the following code to the serial port handler:</text:p>
      <text:p text:style-name="P22">#define BOOT_MODE_CHAR <text:s text:c="5"/>'Z' <text:s text:c="8"/>// Boot mode character (force back to boot)</text:p>
      <text:p text:style-name="P22"/>
      <text:p text:style-name="P22">/* Check if being forced back to boot mode */</text:p>
      <text:p text:style-name="P22">if (rcvChar == BOOT_MODE_CHAR)</text:p>
      <text:p text:style-name="P22">{</text:p>
      <text:p text:style-name="P22"><text:s text:c="2"/>forceBootMode();</text:p>
      <text:p text:style-name="P22">}</text:p>
      <text:p text:style-name="P23"/>
      <text:p text:style-name="P20">The code itself:</text:p>
      <text:p text:style-name="P22">/*</text:p>
      <text:p text:style-name="P22"><text:s/>* ===============================================================================</text:p>
      <text:p text:style-name="P22"><text:s/>* </text:p>
      <text:p text:style-name="P22"><text:s/>* Name: forceBootMode</text:p>
      <text:p text:style-name="P22"><text:s/>* </text:p>
      <text:p text:style-name="P22"><text:s/>* ===============================================================================</text:p>
      <text:p text:style-name="P22"><text:s/>*/</text:p>
      <text:p text:style-name="P22">/**</text:p>
      <text:p text:style-name="P22"><text:s/>* Force boot loader</text:p>
      <text:p text:style-name="P22"><text:s/>*</text:p>
      <text:p text:style-name="P22"><text:s/>* Write a 0xa5 at the beginning of RAM and reset processor.</text:p>
      <text:p text:style-name="P22"><text:s/>*</text:p>
      <text:p text:style-name="P22"><text:s/>* @param <text:s text:c="2"/>None</text:p>
      <text:p text:style-name="P22"><text:s/>* @return <text:s/>None (resets processor)</text:p>
      <text:p text:style-name="P22"><text:s/>*</text:p>
      <text:p text:style-name="P22"><text:s/>* @pre <text:s text:c="4"/>None</text:p>
      <text:p text:style-name="P22"><text:s/>* @note <text:s text:c="3"/>None</text:p>
      <text:p text:style-name="P22"><text:s/>*</text:p>
      <text:p text:style-name="P22"><text:s/>* ===============================================================================</text:p>
      <text:p text:style-name="P22"><text:s/>*/</text:p>
      <text:p text:style-name="P22">void forceBootMode(void)</text:p>
      <text:p text:style-name="P22">{</text:p>
      <text:p text:style-name="P22">#define MAGIC_NUM <text:s text:c="10"/>0xa5</text:p>
      <text:p text:style-name="P22">#define RAM_FIRST_ADDR <text:s text:c="5"/>0x80</text:p>
      <text:p text:style-name="P22"/>
      <text:p text:style-name="P22"><text:s text:c="2"/>/* Write the magic number */</text:p>
      <text:p text:style-name="P22"><text:s text:c="2"/>*(U8 *)RAM_FIRST_ADDR = MAGIC_NUM;</text:p>
      <text:p text:style-name="P22"/>
      <text:p text:style-name="P22"><text:s text:c="2"/>/* Reset the processor */</text:p>
      <text:p text:style-name="P22"><text:soft-page-break/><text:s text:c="2"/>asm DCB 0x8D ; <text:s text:c="3"/>/* Use illegal instruction to cause reset */</text:p>
      <text:p text:style-name="P22">}/* End forceBootMode */</text:p>
      <text:h text:style-name="P41" text:outline-level="1" text:is-list-header="true">Appendix</text:h>
      <text:p text:style-name="P36">No supporting docum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/>
    <style:style style:name="MT3" style:family="text">
      <style:text-properties style:font-name="Times New Roman" style:font-name-asian="Times New Roman" style:font-name-complex="Times New Roman" style:font-weight-complex="bold"/>
    </style:style>
    <style:style style:name="MT4" style:family="text">
      <style:text-properties style:font-name="Times New Roman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user-defined text:name="Title">HCS08 Mini Bootloader</text:user-defined></text:span><text:span text:style-name="MT1"><text:tab/><text:tab/>Page </text:span><text:span text:style-name="MT1"><text:page-number text:select-page="current">9</text:page-number></text:span></text:p>
        <text:p text:style-name="MP2"><text:span text:style-name="MT1">Software Design Document – Rev </text:span><text:span text:style-name="MT1"><text:user-defined text:name="Revision">0.2</text:user-defined></text:span><text:span text:style-name="MT1"><text:tab/><text:tab/>July 30, 2009</text:span></text:p>
      </style:header>
      <style:footer>
        <text:p text:style-name="MP3"><text:span text:style-name="Page_20_Number">Copyright </text:span><text:span text:style-name="Page_20_Number"><text:span text:style-name="MT3">©</text:span></text:span><text:span text:style-name="Page_20_Number"><text:span text:style-name="MT4"> 2009 </text:span></text:span><text:span text:style-name="Page_20_Number">Hugh Spahr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HCS08 Mini Bootloader</dc:title>
    <meta:initial-creator>Hugh Spahr</meta:initial-creator>
    <meta:creation-date>2007-10-11T12:11:00</meta:creation-date>
    <dc:creator>Hugh Spahr</dc:creator>
    <dc:date>2012-05-01T11:28:31.74</dc:date>
    <meta:print-date>2003-05-09T11:10:00</meta:print-date>
    <meta:editing-cycles>71</meta:editing-cycles>
    <meta:editing-duration>PT148H55M21S</meta:editing-duration>
    <meta:generator>OpenOffice.org/3.2$Win32 OpenOffice.org_project/320m18$Build-9502</meta:generator>
    <meta:document-statistic meta:table-count="2" meta:image-count="0" meta:object-count="0" meta:page-count="9" meta:paragraph-count="161" meta:word-count="1344" meta:character-count="8507"/>
    <meta:user-defined meta:name="Project">HCS08 Mini Boot</meta:user-defined>
    <meta:user-defined meta:name="Revision">0.2</meta:user-defined>
    <meta:user-defined meta:name="Title">HCS08 Mini Bootloader</meta:user-defined>
  </office:meta>
</office:document-meta>
</file>